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1.47cm" fo:min-width="0.22cm" fo:padding-top="0.14cm" fo:padding-bottom="0.14cm" fo:padding-left="0.265cm" fo:padding-right="0.265cm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10" style:family="graphic" style:parent-style-name="standard">
      <style:graphic-properties svg:stroke-width="0.03cm" svg:stroke-color="#000000" draw:marker-start-width="0.25cm" draw:marker-end-width="0.2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252cm" fo:min-width="0cm" fo:padding-top="0.15cm" fo:padding-bottom="0.15cm" fo:padding-left="0.275cm" fo:padding-right="0.275cm" fo:wrap-option="wrap" loext:decorative="fals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64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03cm" svg:y1="5.09cm" svg:x2="2.03cm" svg:y2="3.24cm">
          <text:p/>
        </draw:line>
        <draw:line draw:style-name="gr1" draw:text-style-name="P1" draw:layer="layout" svg:x1="2.005cm" svg:y1="3.21cm" svg:x2="4.055cm" svg:y2="3.21cm">
          <text:p/>
        </draw:line>
        <draw:frame draw:style-name="gr2" draw:text-style-name="P2" draw:layer="layout" svg:width="0.75cm" svg:height="0.962cm" svg:x="1.658cm" svg:y="5.15cm">
          <draw:text-box>
            <text:p><text:span text:style-name="T1">~</text:span></text:p>
          </draw:text-box>
        </draw:frame>
        <draw:line draw:style-name="gr1" draw:text-style-name="P1" draw:layer="layout" svg:x1="10.84cm" svg:y1="8.02cm" svg:x2="10.84cm" svg:y2="3.22cm">
          <text:p/>
        </draw:line>
        <draw:custom-shape draw:style-name="gr3" draw:text-style-name="P3" draw:layer="layout" svg:width="0.75cm" svg:height="1.75cm" svg:x="10.448cm" svg:y="4.7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draw:transform="rotate (-1.5707963267949) translate (10.12cm 1.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6.806cm" svg:x2="4.7cm" svg:y2="4.556cm">
          <text:p/>
        </draw:line>
        <draw:line draw:style-name="gr1" draw:text-style-name="P1" draw:layer="layout" svg:x1="5cm" svg:y1="6.806cm" svg:x2="5cm" svg:y2="4.556cm">
          <text:p/>
        </draw:line>
        <draw:g draw:style-name="gr5">
          <svg:title>TexMaths</svg:title>
          <svg:desc>14§latex§$R$§svg§600§FALSE§</svg:desc>
          <draw:g draw:style-name="gr6">
            <draw:path draw:style-name="gr7" draw:text-style-name="P4" draw:layer="layout" svg:width="0.317cm" svg:height="0.293cm" svg:x="10.627cm" svg:y="5.476cm" svg:viewBox="0 0 318 294" svg:d="M0 0c106 0 212 0 318 0 0 98 0 196 0 294-106 0-212 0-318 0 0-98 0-196 0-294z">
              <text:p/>
            </draw:path>
            <draw:path draw:style-name="gr8" draw:text-style-name="P5" draw:layer="layout" svg:width="0.348cm" svg:height="0.343cm" svg:x="10.621cm" svg:y="5.451cm" svg:viewBox="0 0 349 344" svg:d="M163 33c3-11 5-16 14-18 5 0 20 0 30 0 35 0 89 0 89 49 0 15-8 50-27 68-12 13-39 30-82 30-19 0-37 0-56 0 11-43 22-86 32-129zM233 167c50-11 108-44 108-93 0-43-44-74-108-74-46 0-93 0-139 0-10 0-14 0-14 10 0 5 4 5 14 5 1 0 9 0 18 2 9 0 14 1 14 7 0 2 0 4-3 9-22 88-43 175-64 262-6 20-7 23-45 23-10 0-14 0-14 9 0 6 5 4 7 6 14 0 47-2 61-2s49 2 63 2c3 0 10 0 10-10 0-5-4-5-14-5-18 0-32 0-32-9 0-3 1-5 1-8 11-43 22-87 32-130 20 0 40 0 59 0 45 0 53 28 53 45 0 7-4 22-7 33-3 14-7 32-7 42 0 53 57 53 64 53 42 0 59-49 59-56 0-5-4-3-6-5-4 0-5 3-6 5-12 37-34 45-45 45-16 0-20-10-20-29 0-16 4-41 6-56 1-7 1-17 1-22 0-38-32-53-46-59z">
              <text:p/>
            </draw:path>
          </draw:g>
        </draw:g>
        <draw:g draw:style-name="gr5">
          <svg:title>TexMaths</svg:title>
          <svg:desc>14§latex§$U_{e}(t)$§svg§600§FALSE§</svg:desc>
          <draw:g draw:style-name="gr6">
            <draw:path draw:style-name="gr7" draw:text-style-name="P4" draw:layer="layout" svg:width="1.006cm" svg:height="0.439cm" svg:x="0.524cm" svg:y="5.497cm" svg:viewBox="0 0 1007 440" svg:d="M503 440c-167 0-335 0-503 0 0-147 0-293 0-440 336 0 671 0 1007 0 0 147 0 293 0 440-168 0-336 0-504 0z">
              <text:p/>
            </draw:path>
            <draw:path draw:style-name="gr8" draw:text-style-name="P5" draw:layer="layout" svg:width="0.339cm" svg:height="0.344cm" svg:x="0.532cm" svg:y="5.5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<text:p/>
            </draw:path>
            <draw:path draw:style-name="gr8" draw:text-style-name="P5" draw:layer="layout" svg:width="0.146cm" svg:height="0.153cm" svg:x="0.858cm" svg:y="5.7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<text:p/>
            </draw:path>
            <draw:path draw:style-name="gr8" draw:text-style-name="P5" draw:layer="layout" svg:width="0.112cm" svg:height="0.489cm" svg:x="1.095cm" svg:y="5.472cm" svg:viewBox="0 0 113 490" svg:d="M113 485c0-2 0-2-8-10-62-63-77-155-77-231 0-85 18-170 80-230 5-7 5-7 5-8 0-5-1-6-4-6-6 0-50 34-78 96-25 53-31 108-31 148 0 39 4 98 32 154 30 60 71 92 77 92 3 0 4-1 4-5z">
              <text:p/>
            </draw:path>
            <draw:path draw:style-name="gr8" draw:text-style-name="P5" draw:layer="layout" svg:width="0.149cm" svg:height="0.31cm" svg:x="1.248cm" svg:y="5.5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<text:p/>
            </draw:path>
            <draw:path draw:style-name="gr8" draw:text-style-name="P5" draw:layer="layout" svg:width="0.114cm" svg:height="0.489cm" svg:x="1.441cm" svg:y="5.472cm" svg:viewBox="0 0 115 490" svg:d="M115 244c0-37-6-96-32-152-30-60-73-92-77-92-3 0-6 3-6 6 0 1 0 1 10 11 47 47 75 125 75 227 0 84-18 171-78 232-7 7-7 7-7 9s3 5 6 5c4 0 49-33 78-96 25-53 31-108 31-150z">
              <text:p/>
            </draw:path>
          </draw:g>
        </draw:g>
        <draw:g draw:style-name="gr5">
          <svg:title>TexMaths</svg:title>
          <svg:desc>14§latex§$U_{\mathrm{CH1}}(t)$§svg§600§TRUE§</svg:desc>
          <draw:g draw:style-name="gr6">
            <draw:path draw:style-name="gr8" draw:text-style-name="P5" draw:layer="layout" svg:width="0.339cm" svg:height="0.344cm" svg:x="7.674cm" svg:y="1.006cm" svg:viewBox="0 0 340 345" svg:d="M278 52c6-21 14-35 54-37 2 0 8-1 8-9 0-2 0-6-7-6-15 0-32 1-49 1s-35-1-52-1c-3 0-8 0-8 10 0 5 4 5 8 5 28 0 34 10 34 21 0 2-2 9-2 10-15 59-29 117-44 176-17 64-73 108-122 108-34 0-60-21-60-65 2-12 0-16 5-37 16-64 32-127 48-190 4-18 6-23 42-23 12 0 15 0 15-9 0-6-4-6-5-6-14 0-51 1-63 1-16 0-49-1-65-1-2 0-8 0-8 10 0 5 4 5 13 5 1 0 11 0 19 0 9 2 13 2 13 9 0 3-6 23-9 35-3 14-6 29-9 43-6 18-28 112-31 120-3 14-3 21-3 29 0 59 45 94 97 94 61 0 121-56 138-120 14-58 29-116 43-173z">
              <text:p/>
            </draw:path>
            <draw:path draw:style-name="gr8" draw:text-style-name="P5" draw:layer="layout" svg:width="0.231cm" svg:height="0.248cm" svg:x="8cm" svg:y="1.173cm" svg:viewBox="0 0 232 249" svg:d="M232 10c0-7 0-10-5-10-2 0-3 0-6 4-6 9-12 18-18 27-14-16-38-31-72-31-71 0-131 56-131 124 0 70 60 125 131 125 62 0 101-47 101-88 0-3 0-6-5-6-3 0-6 0-7 4-3 55-49 77-83 77-38 0-101-22-101-112 0-92 68-111 100-111 35 0 75 22 84 81 0 4 4 4 5 4 7 0 7-2 7-9 0-26 0-53 0-79z">
              <text:p/>
            </draw:path>
            <draw:path draw:style-name="gr8" draw:text-style-name="P5" draw:layer="layout" svg:width="0.249cm" svg:height="0.234cm" svg:x="8.275cm" svg:y="1.18cm" svg:viewBox="0 0 250 235" svg:d="M215 28c0-11 2-15 28-15 3 0 5 0 7 0 0-5 0-9 0-13-16 1-39 1-50 1-13 0-35 0-53-1 0 4 0 8 0 13 3 0 5 0 8 0 27 0 28 2 28 15 0 26 0 52 0 78-38 0-76 0-114 0 0-26 0-52 0-78 0-11 0-15 26-15 3 0 6 0 9 0 0-5 0-9 0-13-17 1-40 1-52 1-13 0-35 0-52-1 0 4 0 8 0 13 3 0 6 0 8 0 27 0 27 2 27 15 0 60 0 119 0 179 0 11 0 15-27 15-2 0-5 0-8 0 0 4 0 8 0 13 17-2 39-2 52-2 12 0 35 0 52 2 0-5 0-9 0-13-3 0-6 0-9 0-26 0-26-4-26-15 0-30 0-59 0-88 38 0 76 0 114 0 0 29 0 58 0 88 0 11-1 15-28 15-3 0-5 0-8 0 0 4 0 8 0 13 18-2 40-2 52-2s35 0 51 2c0-5 0-9 0-13-2 0-4 0-7 0-26 0-28-4-28-15 0-60 0-119 0-179z">
              <text:p/>
            </draw:path>
            <draw:path draw:style-name="gr8" draw:text-style-name="P5" draw:layer="layout" svg:width="0.125cm" svg:height="0.227cm" svg:x="8.583cm" svg:y="1.187cm" svg:viewBox="0 0 126 228" svg:d="M78 10c0-10-1-10-11-10-21 21-53 21-67 21 0 4 0 8 0 13 8 0 31 0 50-10 0 58 0 117 0 176 0 11 0 15-35 15-4 0-8 0-12 0 0 4 0 8 0 13 5-2 49-2 61-2 10 0 54 0 62 2 0-5 0-9 0-13-5 0-9 0-14 0-34 0-34-4-34-15 0-64 0-127 0-190z">
              <text:p/>
            </draw:path>
            <draw:path draw:style-name="gr8" draw:text-style-name="P5" draw:layer="layout" svg:width="0.112cm" svg:height="0.489cm" svg:x="8.815cm" svg:y="0.973cm" svg:viewBox="0 0 113 490" svg:d="M113 485c0-2 0-2-8-10-62-63-77-155-77-231 0-85 18-170 80-230 5-7 5-7 5-8 0-5-1-6-4-6-5 0-49 34-78 96-25 53-31 108-31 148 0 39 6 98 32 154 30 60 72 92 77 92 3 0 4-1 4-5z">
              <text:p/>
            </draw:path>
            <draw:path draw:style-name="gr8" draw:text-style-name="P5" draw:layer="layout" svg:width="0.149cm" svg:height="0.31cm" svg:x="8.969cm" svg:y="1.034cm" svg:viewBox="0 0 150 311" svg:d="M90 110c15 0 30 0 46 0 9 0 14 0 14-9 0-6-5-6-13-6-14 0-29 0-43 0 17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<text:p/>
            </draw:path>
            <draw:path draw:style-name="gr8" draw:text-style-name="P5" draw:layer="layout" svg:width="0.114cm" svg:height="0.489cm" svg:x="9.162cm" svg:y="0.973cm" svg:viewBox="0 0 115 490" svg:d="M115 244c0-37-6-96-32-152-30-60-73-92-77-92-3 0-6 3-6 6 0 1 0 1 10 11 47 47 75 125 75 227 0 84-18 171-78 232-7 7-7 7-7 9s3 5 6 5c4 0 49-33 78-96 25-53 31-108 31-150z">
              <text:p/>
            </draw:path>
          </draw:g>
        </draw:g>
        <draw:line draw:style-name="gr1" draw:text-style-name="P1" draw:layer="layout" svg:x1="5.76cm" svg:y1="3.207cm" svg:x2="10.86cm" svg:y2="3.207cm">
          <text:p/>
        </draw:line>
        <draw:line draw:style-name="gr1" draw:text-style-name="P1" draw:layer="layout" svg:x1="2.005cm" svg:y1="8cm" svg:x2="4.055cm" svg:y2="8cm">
          <text:p/>
        </draw:line>
        <draw:line draw:style-name="gr1" draw:text-style-name="P1" draw:layer="layout" svg:x1="5.76cm" svg:y1="8.98cm" svg:x2="5.76cm" svg:y2="6.78cm">
          <text:p/>
        </draw:line>
        <draw:g draw:style-name="gr5">
          <svg:title>TexMaths</svg:title>
          <svg:desc>14§latex§$U_{\mathrm{CH2}}(t)\propto I(t)$§svg§600§TRUE§</svg:desc>
          <draw:g draw:style-name="gr6">
            <draw:path draw:style-name="gr8" draw:text-style-name="P5" draw:layer="layout" svg:width="0.339cm" svg:height="0.344cm" svg:x="12.177cm" svg:y="5.511cm" svg:viewBox="0 0 340 345" svg:d="M278 52c6-21 14-35 54-37 2 0 8-1 8-9 0-2 0-6-6-6-16 0-33 1-50 1s-35-1-52-1c-3 0-8 0-8 10 0 5 4 5 8 5 28 0 34 10 34 21 0 2-2 9-2 10-14 59-29 117-44 176-16 64-73 108-122 108-34 0-60-21-60-65 2-12 0-16 5-37 16-64 32-127 48-190 4-18 6-23 42-23 13 0 17 0 17-9 0-6-6-6-7-6-14 0-51 1-63 1-16 0-49-1-65-1-2 0-8 0-8 10 0 5 4 5 14 5 6 0 10 0 18 0 9 2 13 2 13 9 0 3-6 23-9 35-3 14-6 29-9 43-6 18-28 112-31 120-3 14-3 21-3 29 0 59 45 94 97 94 61 0 121-56 138-120 15-58 29-116 43-173z">
              <text:p/>
            </draw:path>
            <draw:path draw:style-name="gr8" draw:text-style-name="P5" draw:layer="layout" svg:width="0.231cm" svg:height="0.248cm" svg:x="12.503cm" svg:y="5.678cm" svg:viewBox="0 0 232 249" svg:d="M232 10c0-7 0-10-4-10-1 0-4 0-7 4-6 9-12 18-18 27-14-16-38-31-71-31-72 0-132 56-132 124 0 70 62 125 132 125 61 0 100-47 100-88 0-3 0-6-5-6-3 0-6 0-6 4-3 55-50 77-84 77-36 0-99-22-99-112 0-92 66-111 98-111 35 0 75 22 84 81 1 4 4 4 7 4 5 0 5-2 5-9 0-26 0-53 0-79z">
              <text:p/>
            </draw:path>
            <draw:path draw:style-name="gr8" draw:text-style-name="P5" draw:layer="layout" svg:width="0.251cm" svg:height="0.234cm" svg:x="12.779cm" svg:y="5.685cm" svg:viewBox="0 0 252 235" svg:d="M215 28c0-11 2-15 28-15 3 0 6 0 9 0 0-5 0-9 0-13-17 1-39 1-52 1s-35 0-52-1c0 4 0 8 0 13 3 0 6 0 9 0 26 0 26 2 26 15 0 26 0 52 0 78-38 0-76 0-114 0 0-26 0-52 0-78 0-11 1-15 26-15 3 0 6 0 9 0 0-5 0-9 0-13-17 1-40 1-52 1-13 0-34 0-52-1 0 4 0 8 0 13 3 0 6 0 8 0 27 0 28 2 28 15 0 60 0 119 0 179 0 11-1 15-28 15-2 0-5 0-8 0 0 4 0 8 0 13 18-2 39-2 52-2 12 0 35 0 52 2 0-5 0-9 0-13-3 0-6 0-9 0-25 0-26-4-26-15 0-30 0-59 0-88 38 0 76 0 114 0 0 29 0 58 0 88 0 11 0 15-26 15-3 0-6 0-9 0 0 4 0 8 0 13 17-2 39-2 52-2s35 0 52 2c0-5 0-9 0-13-3 0-6 0-9 0-26 0-28-4-28-15 0-60 0-119 0-179z">
              <text:p/>
            </draw:path>
            <draw:path draw:style-name="gr8" draw:text-style-name="P5" draw:layer="layout" svg:width="0.152cm" svg:height="0.227cm" svg:x="13.071cm" svg:y="5.692cm" svg:viewBox="0 0 153 228" svg:d="M153 165c-4 0-8 0-12 0-1 7-4 28-9 30-3 3-30 3-34 3-21 0-42 0-63 0 36-32 48-42 69-57 25-21 49-42 49-74 0-42-37-67-80-67-44 0-73 29-73 61 0 17 15 19 18 19 9 0 18-6 18-19 0-5-1-18-19-18 11-23 33-30 50-30 34 0 52 26 52 54 0 29-21 53-32 66-28 27-55 54-83 81-4 2-4 4-4 14 48 0 95 0 143 0 3-21 6-42 10-63z">
              <text:p/>
            </draw:path>
            <draw:path draw:style-name="gr8" draw:text-style-name="P5" draw:layer="layout" svg:width="0.114cm" svg:height="0.489cm" svg:x="13.319cm" svg:y="5.478cm" svg:viewBox="0 0 115 490" svg:d="M115 485c0-2 0-2-9-10-61-63-77-155-77-231 0-85 19-170 79-230 7-7 7-7 7-8 0-5-3-6-6-6-4 0-49 34-78 96-25 53-31 108-31 148 0 39 6 98 32 154 31 60 73 92 77 92 3 0 6-1 6-5z">
              <text:p/>
            </draw:path>
            <draw:path draw:style-name="gr8" draw:text-style-name="P5" draw:layer="layout" svg:width="0.15cm" svg:height="0.31cm" svg:x="13.473cm" svg:y="5.539cm" svg:viewBox="0 0 151 311" svg:d="M90 110c15 0 30 0 46 0 10 0 15 0 15-9 0-6-5-6-14-6-14 0-29 0-43 0 18-70 21-80 21-82 0-9-7-13-16-13-1 0-14 0-19 17-6 26-12 52-18 78-16 0-31 0-47 0-9 0-15 0-15 10 0 5 4 5 14 5 14 0 29 0 43 0-35 139-37 147-37 157 0 26 19 44 46 44 49 0 77-71 77-75s-3-4-6-4c-4 0-4 1-7 5-21 52-47 63-64 63-10 0-16-5-16-22 0-11 2-15 3-24 12-48 24-96 37-144z">
              <text:p/>
            </draw:path>
            <draw:path draw:style-name="gr8" draw:text-style-name="P5" draw:layer="layout" svg:width="0.112cm" svg:height="0.489cm" svg:x="13.667cm" svg:y="5.478cm" svg:viewBox="0 0 113 490" svg:d="M113 244c0-37-4-96-32-152-29-60-71-92-77-92-3 0-4 3-4 6 0 1 0 1 10 11 47 47 75 125 75 227 0 84-18 171-78 232-7 7-7 7-7 9s1 5 4 5c6 0 51-33 79-96 25-53 30-108 30-150z">
              <text:p/>
            </draw:path>
            <draw:path draw:style-name="gr8" draw:text-style-name="P5" draw:layer="layout" svg:width="0.326cm" svg:height="0.221cm" svg:x="13.995cm" svg:y="5.629cm" svg:viewBox="0 0 327 222" svg:d="M327 201c-2 0-9 1-11 1-39 0-66-39-82-64-5-8-19-28-24-36 12-27 45-88 103-88 5 0 9 0 14 1 0-12-1-12-1-14-4 0-11-1-15-1-63 0-100 60-111 84-20-30-26-41-45-55-30-26-57-29-70-29-54 0-85 54-85 112 0 54 31 110 84 110 63 0 99-60 110-84 20 30 27 41 45 56 31 25 58 28 70 28 6 0 14-1 18-1 0-7 0-13 0-20zM183 120c-11 27-43 88-102 88-47 0-71-52-71-96 0-49 28-91 68-91s66 38 83 63c4 8 18 28 22 36z">
              <text:p/>
            </draw:path>
            <draw:path draw:style-name="gr8" draw:text-style-name="P5" draw:layer="layout" svg:width="0.226cm" svg:height="0.333cm" svg:x="14.502cm" svg:y="5.511cm" svg:viewBox="0 0 227 334" svg:d="M167 38c4-18 5-23 44-23 13 0 16 0 16-9 0-6-5-6-7-6-14 0-51 1-65 1-15 0-50-1-65-1-3 0-10 0-10 10 0 5 4 5 14 5 21 0 33 0 33 9 0 3 0 4-1 8-22 88-44 176-66 264-4 18-5 22-45 22-11 0-15 0-15 10 0 6 6 6 7 6 14 0 50-2 64-2 16 0 52 2 66 2 4 0 10 0 10-10 0-6-4-6-14-6s-11 0-21 0c-11-1-13-4-13-8s0-8 2-11c22-87 44-174 66-261z">
              <text:p/>
            </draw:path>
            <draw:path draw:style-name="gr8" draw:text-style-name="P5" draw:layer="layout" svg:width="0.112cm" svg:height="0.489cm" svg:x="14.789cm" svg:y="5.478cm" svg:viewBox="0 0 113 490" svg:d="M113 485c0-2 0-2-8-10-62-63-77-155-77-231 0-85 18-170 80-230 5-7 5-7 5-8 0-5-1-6-4-6-5 0-50 34-78 96-25 53-31 108-31 148 0 39 4 98 32 154 30 60 72 92 77 92 3 0 4-1 4-5z">
              <text:p/>
            </draw:path>
            <draw:path draw:style-name="gr8" draw:text-style-name="P5" draw:layer="layout" svg:width="0.149cm" svg:height="0.31cm" svg:x="14.943cm" svg:y="5.539cm" svg:viewBox="0 0 150 311" svg:d="M90 110c15 0 30 0 46 0 10 0 14 0 14-9 0-6-4-6-13-6-14 0-29 0-43 0 17-70 19-80 19-82 0-9-5-13-14-13-1 0-15 0-19 17-7 26-13 52-20 78-15 0-31 0-46 0-10 0-14 0-14 10 0 5 3 5 13 5 14 0 29 0 43 0-35 139-36 147-36 157 0 26 18 44 44 44 51 0 79-71 79-75s-4-4-6-4c-5 0-5 1-8 5-21 52-46 63-63 63-11 0-16-5-16-22 0-11 0-15 3-24 12-48 24-96 37-144z">
              <text:p/>
            </draw:path>
            <draw:path draw:style-name="gr8" draw:text-style-name="P5" draw:layer="layout" svg:width="0.114cm" svg:height="0.489cm" svg:x="15.136cm" svg:y="5.478cm" svg:viewBox="0 0 115 490" svg:d="M115 244c0-37-6-96-32-152-30-60-73-92-77-92-3 0-6 3-6 6 0 1 0 1 10 11 47 47 75 125 75 227 0 84-18 171-78 232-7 7-7 7-7 9s3 5 6 5c4 0 49-33 78-96 25-53 31-108 31-150z">
              <text:p/>
            </draw:path>
          </draw:g>
        </draw:g>
        <draw:line draw:style-name="gr1" draw:text-style-name="P1" draw:layer="layout" svg:x1="2.03cm" svg:y1="9.006cm" svg:x2="2.03cm" svg:y2="6.156cm">
          <text:p/>
        </draw:line>
        <draw:frame draw:style-name="gr9" draw:text-style-name="P6" draw:layer="layout" svg:width="2.85cm" svg:height="0.75cm" draw:transform="rotate (1.5707963267949) translate (4.55cm 4.65cm)">
          <draw:text-box>
            <text:p><text:span text:style-name="T2">Transformator</text:span></text:p>
          </draw:text-box>
        </draw:frame>
        <draw:g draw:style-name="gr6">
          <draw:line draw:style-name="gr1" draw:text-style-name="P1" draw:layer="layout" svg:x1="2.25cm" svg:y1="8.987cm" svg:x2="1.8cm" svg:y2="8.987cm">
            <text:p/>
          </draw:line>
        </draw:g>
        <draw:line draw:style-name="gr1" draw:text-style-name="P1" draw:layer="layout" svg:x1="5.76cm" svg:y1="3.18cm" svg:x2="5.76cm" svg:y2="4.43cm">
          <text:p/>
        </draw:line>
        <draw:custom-shape draw:style-name="gr4" draw:text-style-name="P3" draw:layer="layout" svg:width="0.3cm" svg:height="0.3cm" draw:transform="rotate (-1.5707963267949) translate (12.4cm 7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755cm" svg:y1="8.008cm" svg:x2="10.855cm" svg:y2="8.008cm">
          <text:p/>
        </draw:line>
        <draw:line draw:style-name="gr1" draw:text-style-name="P1" draw:layer="layout" svg:x1="7.16cm" svg:y1="1.98cm" svg:x2="7.16cm" svg:y2="3.23cm">
          <text:p/>
        </draw:line>
        <draw:line draw:style-name="gr1" draw:text-style-name="P1" draw:layer="layout" svg:x1="9.96cm" svg:y1="1.98cm" svg:x2="9.96cm" svg:y2="3.23cm">
          <text:p/>
        </draw:line>
        <draw:line draw:style-name="gr1" draw:text-style-name="P1" draw:layer="layout" svg:x1="12.085cm" svg:y1="4.105cm" svg:x2="10.835cm" svg:y2="4.105cm">
          <text:p/>
        </draw:line>
        <draw:line draw:style-name="gr1" draw:text-style-name="P1" draw:layer="layout" svg:x1="12.085cm" svg:y1="7.205cm" svg:x2="10.835cm" svg:y2="7.205cm">
          <text:p/>
        </draw:line>
        <draw:custom-shape draw:style-name="gr4" draw:text-style-name="P3" draw:layer="layout" svg:width="0.3cm" svg:height="0.3cm" draw:transform="rotate (-1.5707963267949) translate (12.4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draw:transform="rotate (-1.5707963267949) translate (7.32cm 1.6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06cm" svg:y1="3.2cm" svg:x2="4.06cm" svg:y2="4.45cm">
          <text:p/>
        </draw:line>
        <draw:line draw:style-name="gr1" draw:text-style-name="P1" draw:layer="layout" svg:x1="4.06cm" svg:y1="8.035cm" svg:x2="4.06cm" svg:y2="6.785cm">
          <text:p/>
        </draw:line>
        <draw:g draw:style-name="gr6">
          <draw:line draw:style-name="gr1" draw:text-style-name="P1" draw:layer="layout" svg:x1="5.99cm" svg:y1="8.987cm" svg:x2="5.54cm" svg:y2="8.987cm">
            <text:p/>
          </draw:line>
        </draw:g>
        <draw:custom-shape draw:style-name="gr4" draw:text-style-name="P3" draw:layer="layout" svg:width="0.3cm" svg:height="0.3cm" draw:transform="rotate (-1.5707963267949) translate (2.189cm 5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draw:transform="rotate (-1.5707963267949) translate (2.189cm 5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10" draw:text-style-name="P7" draw:layer="layout" svg:width="0.75cm" svg:height="0.75cm" draw:transform="rotate (-1.5707963267949) translate (8.905cm 2.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8.927cm" svg:y1="3.587cm" svg:x2="8.927cm" svg:y2="2.837cm">
            <text:p/>
          </draw:line>
        </draw:g>
        <draw:line draw:style-name="gr1" draw:text-style-name="P1" draw:layer="layout" svg:x1="8.702cm" svg:y1="3.606cm" svg:x2="8.952cm" svg:y2="3.606cm">
          <text:p/>
        </draw:line>
        <draw:custom-shape draw:style-name="gr11" draw:text-style-name="P8" draw:layer="layout" svg:width="0.15cm" svg:height="0.15cm" draw:transform="rotate (-1.5707963267949) translate (7.239cm 3.1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5cm" svg:height="0.15cm" draw:transform="rotate (-1.5707963267949) translate (10.039cm 3.1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5cm" svg:height="0.15cm" draw:transform="rotate (-1.5707963267949) translate (10.939cm 4.0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5cm" svg:height="0.15cm" draw:transform="rotate (-1.5707963267949) translate (10.939cm 7.1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g draw:style-name="gr5">
            <draw:custom-shape draw:style-name="gr12" draw:text-style-name="P1" draw:layer="layout" svg:width="0.54cm" svg:height="0.552cm" svg:x="3.781cm" svg:y="4.532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4.004cm" svg:y="4.55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1" draw:layer="layout" svg:width="0.54cm" svg:height="0.552cm" svg:x="3.781cm" svg:y="5.098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4.004cm" svg:y="5.122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1" draw:layer="layout" svg:width="0.54cm" svg:height="0.552cm" svg:x="3.781cm" svg:y="5.65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4.004cm" svg:y="5.674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1" draw:layer="layout" svg:width="0.54cm" svg:height="0.552cm" svg:x="3.782cm" svg:y="6.202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4.005cm" svg:y="6.22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8" draw:layer="layout" svg:width="0.15cm" svg:height="0.15cm" draw:transform="rotate (-1.5707963267949) translate (4.139cm 4.43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5cm" svg:height="0.15cm" draw:transform="rotate (-1.5707963267949) translate (4.139cm 6.7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g draw:style-name="gr5">
            <draw:custom-shape draw:style-name="gr12" draw:text-style-name="P1" draw:layer="layout" svg:width="0.54cm" svg:height="0.552cm" svg:x="5.505cm" svg:y="4.532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5.748cm" svg:y="4.556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5">
            <draw:custom-shape draw:style-name="gr12" draw:text-style-name="P1" draw:layer="layout" svg:width="0.54cm" svg:height="0.552cm" svg:x="5.505cm" svg:y="5.098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5.748cm" svg:y="5.12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5">
            <draw:custom-shape draw:style-name="gr12" draw:text-style-name="P1" draw:layer="layout" svg:width="0.54cm" svg:height="0.552cm" svg:x="5.505cm" svg:y="5.65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5.748cm" svg:y="5.674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5">
            <draw:custom-shape draw:style-name="gr12" draw:text-style-name="P1" draw:layer="layout" svg:width="0.54cm" svg:height="0.552cm" svg:x="5.504cm" svg:y="6.202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" draw:text-style-name="P3" draw:layer="layout" svg:width="0.073cm" svg:height="0.514cm" svg:x="5.747cm" svg:y="6.226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custom-shape draw:style-name="gr11" draw:text-style-name="P8" draw:layer="layout" svg:width="0.15cm" svg:height="0.15cm" draw:transform="rotate (-1.5707963267949) translate (5.839cm 6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5cm" svg:height="0.15cm" draw:transform="rotate (-1.5707963267949) translate (5.839cm 4.4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0T08:53:33.326979021</dc:date>
    <meta:editing-duration>PT7H36M45S</meta:editing-duration>
    <meta:editing-cycles>53</meta:editing-cycles>
    <meta:generator>LibreOffice/24.2.5.2$Linux_X86_64 LibreOffice_project/420$Build-2</meta:generator>
    <meta:document-statistic meta:object-count="103"/>
  </office:meta>
</office:document-meta>
</file>